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FOR MOVING A CAR A CERTAIN DISTANCE USING ARDUINO:</text:p>
      <text:p text:style-name="P2"/>
      <text:p text:style-name="P2"/>
      <text:p text:style-name="P2">void left_top(void){</text:p>
      <text:p text:style-name="P2"/>
      <text:p text:style-name="P2">analogWrite(EA,128); // speed 0-255</text:p>
      <text:p text:style-name="P2"/>
      <text:p text:style-name="P2">analogWrite(EB,255); // speed 0-255</text:p>
      <text:p text:style-name="P2"/>
      <text:p text:style-name="P2">digitalWrite(EN2,LOW);</text:p>
      <text:p text:style-name="P2"/>
      <text:p text:style-name="P2">digitalWrite(EN3,HIGH);</text:p>
      <text:p text:style-name="P2"/>
      <text:p text:style-name="P2">digitalWrite(EN4,LOW);</text:p>
      <text:p text:style-name="P2"/>
      <text:p text:style-name="P2">digitalWrite(EN5,HIGH);</text:p>
      <text:p text:style-name="P2"/>
      <text:p text:style-name="P2">}</text:p>
      <text:p text:style-name="P2"/>
      <text:p text:style-name="P2">void right_top(void){</text:p>
      <text:p text:style-name="P2"/>
      <text:p text:style-name="P2">analogWrite(EA,255); //speed 0-255</text:p>
      <text:p text:style-name="P2"/>
      <text:p text:style-name="P2">analogWrite(EB,128); // SPEED 0-255</text:p>
      <text:p text:style-name="P2"/>
      <text:p text:style-name="P2">digitalWrite(EN2,LOW); </text:p>
      <text:p text:style-name="P2"/>
      <text:p text:style-name="P2">digitalWrite(EN3,HIGH);</text:p>
      <text:p text:style-name="P2"/>
      <text:p text:style-name="P2">digitalWrite(EN4,LOW);</text:p>
      <text:p text:style-name="P2"/>
      <text:p text:style-name="P2"><text:soft-page-break/>digitalWrite(EN5,HIGH);</text:p>
      <text:p text:style-name="P2"/>
      <text:p text:style-name="P2">}</text:p>
      <text:p text:style-name="P2"/>
      <text:p text:style-name="P2"/>
      <text:p text:style-name="P2">void left_down(void) <text:s/>{ </text:p>
      <text:p text:style-name="P2"/>
      <text:p text:style-name="P2">analogWrite(EA,128); // speed 0-255</text:p>
      <text:p text:style-name="P2"/>
      <text:p text:style-name="P2">analogWrite(EB,255); // speed 0-255</text:p>
      <text:p text:style-name="P2"/>
      <text:p text:style-name="P2">digitalWrite(EN2,HIGH);</text:p>
      <text:p text:style-name="P2"/>
      <text:p text:style-name="P2">digitalWrite(EN3,LOW);</text:p>
      <text:p text:style-name="P2"/>
      <text:p text:style-name="P2">digitalWrite(EN4,HIGH);</text:p>
      <text:p text:style-name="P2"/>
      <text:p text:style-name="P2">digitalWrite(EN5,LOW);</text:p>
      <text:p text:style-name="P2"/>
      <text:p text:style-name="P2">}</text:p>
      <text:p text:style-name="P2"/>
      <text:p text:style-name="P2">void right_down(void) {</text:p>
      <text:p text:style-name="P2"/>
      <text:p text:style-name="P2">analogWrite(EA,255); // speed 0-255</text:p>
      <text:p text:style-name="P2"/>
      <text:p text:style-name="P2">analogWrite(EB,128); // speed 0-255</text:p>
      <text:p text:style-name="P2"/>
      <text:p text:style-name="P2">digitalWrite(EN2,HIGH);</text:p>
      <text:p text:style-name="P2"/>
      <text:p text:style-name="P2">digitalWrite(EN3,LOW);</text:p>
      <text:p text:style-name="P2"/>
      <text:p text:style-name="P2">digitalWrite(EN4,HIGH);</text:p>
      <text:p text:style-name="P2"><text:soft-page-break/></text:p>
      <text:p text:style-name="P2">digitalWrite(EN5,LOW);</text:p>
      <text:p text:style-name="P2"/>
      <text:p text:style-name="P2">}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 ss</meta:initial-creator>
    <meta:creation-date>2018-07-08T08:51:34.80</meta:creation-date>
    <meta:document-statistic meta:table-count="0" meta:image-count="0" meta:object-count="0" meta:page-count="3" meta:paragraph-count="33" meta:word-count="71" meta:character-count="787"/>
    <dc:date>2018-07-08T09:23:02.54</dc:date>
    <dc:creator>aa ss</dc:creator>
    <meta:editing-duration>PT12M57S</meta:editing-duration>
    <meta:editing-cycles>1</meta:editing-cycles>
    <meta:generator>OpenOffice/4.1.1$Win32 OpenOffice.org_project/411m6$Build-9775</meta:generator>
  </office:meta>
</office:document-meta>
</file>